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Roman 12" svg:font-family="'LM Roman 12'" style:font-pitch="variable"/>
    <style:font-face style:name="LM Roman 17" svg:font-family="'LM Roman 17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itle">
      <style:text-properties officeooo:rsid="0019abc4" officeooo:paragraph-rsid="0019abc4"/>
    </style:style>
    <style:style style:name="P2" style:family="paragraph" style:parent-style-name="Text_20_body">
      <style:text-properties officeooo:rsid="0019abc4" officeooo:paragraph-rsid="0019abc4"/>
    </style:style>
    <style:style style:name="T1" style:family="text">
      <style:text-properties officeooo:rsid="0019abc4"/>
    </style:style>
    <style:style style:name="T2" style:family="text">
      <style:text-properties officeooo:rsid="0019e7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4 Informatique</text:p>
      <text:h text:style-name="Heading_20_1" text:outline-level="1">Exercice <text:span text:style-name="T1">2:</text:span></text:h>
      <text:p text:style-name="P2">(6)</text:p>
      <text:p text:style-name="P2"><text:tab/><text:tab/>- Deux jours avec la même température</text:p>
      <text:p text:style-name="P2"><text:tab/><text:tab/>- Des jours avec des températures négatives</text:p>
      <text:p text:style-name="P2"><text:tab/><text:tab/>- <text:span text:style-name="T2">Les données de l’énoncé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Roman 12" svg:font-family="'LM Roman 12'" style:font-pitch="variable"/>
    <style:font-face style:name="LM Roman 17" svg:font-family="'LM Roman 17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M Roman 12" fo:font-family="'LM Roman 12'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2917in" fo:margin-right="0in" fo:margin-top="0in" fo:margin-bottom="0.0972in" loext:contextual-spacing="false" fo:line-height="100%" fo:text-indent="0in" style:auto-text-indent="false"/>
      <style:text-properties officeooo:rsid="0019abc4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M Roman 17" fo:font-family="'LM Roman 17'" style:font-pitch="variable" fo:font-size="24pt" fo:font-weight="bold" officeooo:rsid="000c9dc4" style:font-size-asian="21pt" style:font-weight-asian="bold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style:font-name="LM Roman 17" fo:font-family="'LM Roman 17'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M Roman 17" fo:font-family="'LM Roman 17'" style:font-pitch="variable" fo:font-size="16pt" style:text-underline-style="solid" style:text-underline-width="auto" style:text-underline-color="font-color" fo:font-weight="normal" officeooo:rsid="000c9dc4" style:font-size-asian="14pt" style:font-weight-asian="normal" style:font-size-complex="16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M Roman 17" fo:font-family="'LM Roman 17'" style:font-pitch="variable" fo:font-size="14pt" fo:font-weight="normal" officeooo:rsid="000d8bc8" style:font-size-asian="14pt" style:font-weight-asian="normal" style:font-size-complex="14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4T13:59:33.335470664</meta:creation-date>
    <meta:editing-duration>PT3M54S</meta:editing-duration>
    <meta:editing-cycles>3</meta:editing-cycles>
    <meta:generator>LibreOffice/6.0.7.3$Linux_X86_64 LibreOffice_project/00m0$Build-3</meta:generator>
    <dc:title>Document</dc:title>
    <dc:date>2021-10-21T14:09:25.738356654</dc:date>
    <meta:document-statistic meta:table-count="0" meta:image-count="0" meta:object-count="0" meta:page-count="1" meta:paragraph-count="6" meta:word-count="24" meta:character-count="141" meta:non-whitespace-character-count="117"/>
    <meta:template xlink:type="simple" xlink:actuate="onRequest" xlink:title="Document" xlink:href="../../../../../../../../../home/hugo/Templates/Document.ott" meta:date="2021-10-14T13:59:31.869289096"/>
  </office:meta>
</office:document-meta>
</file>